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he design of this lab is to parse strings that belong to some Language into a suitable data structure. <text:s/>There are several examples provided beginning with very simple leading up to more complex (a subset of Clite). <text:s/>The basic format of the parsers comes from the paper by Graham Hutton and Erik Meyer: _____. <text:s/>This is a basic monadic parser in Haskell. <text:s/>The idea for this approach is to forgo learning the underlying composition of monads for the time being focusing on how they are used in actual Haskell code. <text:s/>The “plumbing” of monads can be very confusing to learn without having a context of how they are used. <text:s/>Therefore, this lab hopes to provide a context that will frame learning the underlying structure of this powerful tool. <text:s/>The format that monads are commonly used in Haskell code is the do notation. <text:s/>At this level, translating grammars into parsers is very clear and sensible.</text:p>
      <text:p text:style-name="Standard"/>
      <text:p text:style-name="Standard">To use this lab, when you do the exercises, enter your Haskell script into the provided simple.hs file which already has all the necessary preliminary code to write parsers in do blocks.</text:p>
      <text:p text:style-name="Standard"/>
      <text:p text:style-name="Standard">To begin, consider this simple grammar, from example 3.2.9 in Languages and Machines, representing the set of all strings of a's and b's with an even number of characters. <text:s/>For this first example, all the parser will do is decide whether or not some string is accepted by the grammar.</text:p>
      <text:p text:style-name="Standard">The grammar with lambda represented by \ :</text:p>
      <text:p text:style-name="Standard"/>
      <text:p text:style-name="Standard">S → aO | bO | \</text:p>
      <text:p text:style-name="Standard">O → aS | bS</text:p>
      <text:p text:style-name="Standard"/>
      <text:p text:style-name="Standard">A monadic parser for this grammar:</text:p>
      <text:p text:style-name="Standard"/>
      <text:p text:style-name="Standard">ruleS = do {</text:p>
      <text:p text:style-name="Standard"><text:tab/>symbol "a";</text:p>
      <text:p text:style-name="Standard"><text:tab/>ruleO;</text:p>
      <text:p text:style-name="Standard"><text:tab/>return Nothing</text:p>
      <text:p text:style-name="Standard"><text:tab/>} +++</text:p>
      <text:p text:style-name="Standard"><text:s text:c="7"/>do<text:tab/>{</text:p>
      <text:p text:style-name="Standard"><text:tab/>symbol "b";</text:p>
      <text:p text:style-name="Standard"><text:tab/>ruleO;</text:p>
      <text:p text:style-name="Standard"><text:tab/>return Nothing</text:p>
      <text:p text:style-name="Standard"><text:tab/>} +++</text:p>
      <text:p text:style-name="Standard"><text:s text:c="6"/>do {</text:p>
      <text:p text:style-name="Standard"><text:tab/>symbol "";</text:p>
      <text:p text:style-name="Standard"><text:tab/>return Nothing}</text:p>
      <text:p text:style-name="Standard"/>
      <text:p text:style-name="Standard">ruleO = do {</text:p>
      <text:p text:style-name="Standard"><text:tab/>symbol "a";</text:p>
      <text:p text:style-name="Standard"><text:tab/>ruleS;</text:p>
      <text:p text:style-name="Standard"><text:tab/>return Nothing</text:p>
      <text:p text:style-name="Standard"><text:tab/>} +++</text:p>
      <text:p text:style-name="Standard"><text:s text:c="7"/>do<text:tab/>{</text:p>
      <text:p text:style-name="Standard"><text:tab/>symbol "b";</text:p>
      <text:p text:style-name="Standard"><text:tab/>ruleS;</text:p>
      <text:p text:style-name="Standard"><text:tab/>return Nothing</text:p>
      <text:p text:style-name="Standard"><text:tab/>}</text:p>
      <text:p text:style-name="Standard"/>
      <text:p text:style-name="Standard"><text:soft-page-break/>This parser is provided as an example in the simple.hs file. <text:s/>To try it out in GHCi, use the function test9 which takes a string as an argument. <text:s/>Any even length string of lowercase a's and b's will be accepted. <text:s/>Anything else fails.</text:p>
      <text:p text:style-name="Standard">The way these functions work is they are passed a String as input. <text:s/>The first line of the do block gets applied to the String, which consumes part of the String and then the String is passed to the next line of the do block, and so on until the return is reached. <text:s/>Each line preceding the return is some type of Parser. <text:s/>Each of these rules are Parsers that are composed of other Parsers (which can includes the recursive calls). <text:s/>As the String gets passed along through this sequence of Parsers there is always the chance that one of them will fail. <text:s/>If this happens, the failure propagates through to the return which would return failure rather than Nothing.</text:p>
      <text:p text:style-name="Standard">This parser consists of two mutually recursive parsers matching the two rules for the grammar. <text:s/>Each rule consists of two do blocks separated by the (+++) operator. <text:s/>This operator, which is defined in the simple.hs file serves as the | in the grammar rule. <text:s/>If the first do block fails, then the second one is given a crack (with the same initial input string). <text:s/>The first do block in ruleS corresponds to (S → aO), the first option of the grammar rule while the second do block, corresponds to (S → bO), the second option of the grammar rule. <text:s/>It must be noted that if the grammar that a parser is derived from is ambiguous (section 3.5 Languages and Machines) then there will be occasions where either do block seperated by (+++) could succeed on some input string. <text:s/>If this is the case the first do block will be the one that gets applied. <text:s/>This can result in going down some path that ends in failure where if the second do block had been applied a successful parse could have been achieved. <text:s/>The only solution to this dilemma that I am aware of is to make sure that the grammar that the parser is derived from is unambiguous.</text:p>
      <text:p text:style-name="Standard">Within these do blocks there are three types of statements (although do notation does allow for other types of statements). <text:s/>Every do block must always end in with a return. <text:s/>In this example the parser returns Nothing which is merely filler as nothing is being done with this parser; it is merely parsing a string to determine whether it is in the language or not. <text:s/>Later on the return will be used to build an abstract syntax tree out of the parsed string which could represent an expression. <text:s/>The other two types of statements are the recursive calls of the rules and the [symbol &lt;string&gt;] parser. <text:s/>Both of these are of type [Parser &lt;of something&gt;]. <text:s/>The ruleS and ruleO are of type [Parser (Maybe a)]as they return Nothing which is of type Maybe a. <text:s/>And [symbol] is of type [Parser String] as it returns a String.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wen meyer</meta:initial-creator>
    <meta:creation-date>2012-10-19T17:55:50.06</meta:creation-date>
    <dc:date>2012-10-23T23:31:16.35</dc:date>
    <dc:creator>owen meyer</dc:creator>
    <meta:editing-duration>PT19H59M13S</meta:editing-duration>
    <meta:editing-cycles>10</meta:editing-cycles>
    <meta:generator>OpenOffice.org/3.3$Win32 OpenOffice.org_project/330m20$Build-9567</meta:generator>
    <meta:document-statistic meta:table-count="0" meta:image-count="0" meta:object-count="0" meta:page-count="2" meta:paragraph-count="34" meta:word-count="825" meta:character-count="4546"/>
  </office:meta>
</office:document-meta>
</file>